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随笔(1)---man命令</text:p>
      <text:p text:style-name="P3">一、目的</text:p>
      <text:p text:style-name="P2"><text:tab/>在linux的使用过程中，如果忘记某个命令的使用方法或者某个接口函数的定义，我们一般都会使用man命令；man是manual的缩写，man命令是linux在线帮助文档的接口；熟练掌握man命令可以帮助我们提升使用linux的能力。</text:p>
      <text:p text:style-name="P2"><text:tab/>本文将详细介绍man命令的使用方法和相关内容。</text:p>
      <text:p text:style-name="P2"/>
      <text:p text:style-name="P3">二、pager和section</text:p>
      <text:p text:style-name="P2"><text:tab/>在介绍man之前先理解两个概念：pager和section。</text:p>
      <text:p text:style-name="P2"><text:tab/>pager是程序、函数的名称，也就是待查找的程序或者函数的名称。例如：ls(程序)、mkdir(函数)。</text:p>
      <text:p text:style-name="P2"><text:tab/>section是帮助文档的分类，每个类别描述特定内容的帮助信息，目前共有8个section，每个section的含义如下：</text:p>
      <text:p text:style-name="P2">section1、用户程序；</text:p>
      <text:p text:style-name="P2">section2、系统调用；</text:p>
      <text:p text:style-name="P2">section3、库函数调用；</text:p>
      <text:p text:style-name="P2">section4、特定文件(通常位于/dev目录下)；</text:p>
      <text:p text:style-name="P2">section5、文件格式；</text:p>
      <text:p text:style-name="P2">section6、游戏；</text:p>
      <text:p text:style-name="P2">section7、其他项；</text:p>
      <text:p text:style-name="P2">section8、系统管理；</text:p>
      <text:p text:style-name="P2"><text:tab/>一个pager可能在多个section中有描述，例如：mkdir既是程序也是系统调用，因此section1和section2中都mkdir的描述。section1侧重描述mkdir程序的使用方法，而section2侧重描述mkdir行参和返回值的含义。</text:p>
      <text:p text:style-name="P2"><text:tab/>通常情况，帮助文档放在/usr/share/man目录下，section1-section8分别存放在man1-man8这8个目录中；为了节省磁盘空间，存放的都是压缩格式的帮助文档。MANPATH环境变量指定了帮助文档存放的路径，并且使用manpath命令也可以显示存放路径。</text:p>
      <text:p text:style-name="P2"><text:tab/>如果一个pager在多个section中有描述的话，默认显示查找到的第一个section的帮助文档；如果想要查看指定section的帮助文档，可以在man的命令行选项中指定section号，例如：man 2 mkdir；如果需要查看所有section的帮助文档，可以使用-a选项，例如：man -a mkdir。</text:p>
      <text:p text:style-name="P2"/>
      <text:p text:style-name="P3">三、帮助文档的组织结构</text:p>
      <text:p text:style-name="P2"><text:tab/>帮助文档一般包含以下内容：</text:p>
      <text:p text:style-name="P2">1、名字(name)：名称及简单描述；</text:p>
      <text:p text:style-name="P2">2、概要(synopsis)：语法的完整性描述；</text:p>
      <text:p text:style-name="P2">3、配置信息(configuration)：配置信息；</text:p>
      <text:p text:style-name="P2">4、描述(description)：pager的描述；</text:p>
      <text:p text:style-name="P2">5、选项(options)：命令行选项的详细信息；</text:p>
      <text:p text:style-name="P2">6、退出值(exit status)：命令退出值；</text:p>
      <text:p text:style-name="P2">7、返回值(return value)：函数返回值；</text:p>
      <text:p text:style-name="P2">8、错误(errors)：错误描述；</text:p>
      <text:p text:style-name="P2">9、环境变量(environment)：命令相关的环境变量；</text:p>
      <text:p text:style-name="P2">10、文件(files)：相关的文件信息，例如配置文件；</text:p>
      <text:p text:style-name="P2">11、版本(versions)：版本信息；</text:p>
      <text:p text:style-name="P2">12、遵循规则(conforming to)：遵循规则描述；</text:p>
      <text:p text:style-name="P2">13、提示信息(notes)：使用提示信息；</text:p>
      <text:p text:style-name="P2">14、漏洞(bugs)：已知缺陷描述；</text:p>
      <text:p text:style-name="P2"><text:soft-page-break/>15、示例(example)：使用样例；</text:p>
      <text:p text:style-name="P2">16、作者(authors)：作者列表；</text:p>
      <text:p text:style-name="P2">17、参阅(see also)：相关pager列表；</text:p>
      <text:p text:style-name="P2"><text:tab/>以上只是建议的文档组织结构，不需要实现全部的内容，也不需要完全按照顺序编写；同时，作者也可以根据自己的需要增加自定义的章节，例如历史信息(history)、版权(copyright)等。</text:p>
      <text:p text:style-name="P2"><text:tab/>在帮助文档的概述(synopsis)中，通常粗体表示重点内容；斜体表示使用合适的参数替换；[-abc]表示所有选项都是可选的；-a|-b表示-a和-b选项不能同时使用；...表示可以是多个内容，例如：man ...表示可以pager可以是多个(man ls mkdir)；同样，find [path...]表示path可以是多个(find / .)。</text:p>
      <text:p text:style-name="P2"/>
      <text:p text:style-name="P3">四、查找原理</text:p>
      <text:p text:style-name="P2"><text:tab/>帮助文档有两种格式：文本文件和压缩文件，压缩文件是文本文件经过压缩后得到的。通常，压缩文件存储在/usr/share/man路径下；文件文件存储在/var/cache/man路径下，但是，也可以不存储文本文件。</text:p>
      <text:p text:style-name="P2"><text:tab/>为了提高查找效率，系统使用mandb命令把帮助文档建立了一个索引文件index.db；通常索引文件存储在/var/cache/man路径下。在使用man命令查找pager的帮助文档时，首先在索引文件中查找；如果查找不到，再去帮助文档的存储路径下查找。</text:p>
      <text:p text:style-name="P2"/>
      <text:p text:style-name="P3">五、常用man命令选项<text:span text:style-name="T2"><text:tab/></text:span></text:p>
      <text:p text:style-name="P2"><text:tab/>man命令的语法简单描述为：man [option] [section] pager...</text:p>
      <text:p text:style-name="P2"><text:tab/>option可以在命令行中指定，也可以在MANOPT环境变量中设置，并且MANOPT环境变量的优先级高于命令行，-D可以关闭MANOPT中的选项。</text:p>
      <text:p text:style-name="P2"><text:tab/>1、-f选项：显示全字符匹配pager名称的概要(synopsis)内容，相当于whatis命令；</text:p>
      <text:p text:style-name="P2"><text:tab/>2、-k选项：显示部分匹配pager名称的概要(synopsis)的内容，相当于apropos命令；</text:p>
      <text:p text:style-name="P2"><text:tab/>3、-K选项：显示包含pager关键字的帮助文档；</text:p>
      <text:p text:style-name="P2"><text:tab/>4、-l选项：显示本地帮助文档，而不是系统默认的帮助文档；</text:p>
      <text:p text:style-name="P2"><text:tab/>5、-w选项：显示帮助文档(压缩格式)的路径；</text:p>
      <text:p text:style-name="P2"><text:tab/>6、-W选项：显示帮助文档(文本格式)的路径；</text:p>
      <text:p text:style-name="P2"><text:tab/>7、-I选项：pager大小写敏感；</text:p>
      <text:p text:style-name="P2"><text:tab/>8、-a选项：显示所有section中的帮助文档；</text:p>
      <text:p text:style-name="P2"><text:tab/>9、-m OS选项：显示指定操作系统OS的帮助文档；</text:p>
      <text:p text:style-name="P2"><text:tab/>10、-M path选项：显示指定路径path的帮助文档；</text:p>
      <text:p text:style-name="P2"/>
      <text:p text:style-name="P3">六、总结</text:p>
      <text:p text:style-name="P4"><text:tab/><text:span text:style-name="T1">man命令是linux在线帮助文档的入口，灵活掌握man可以帮助解决linux环境下遇到的大多数问题。通过使用man命令也可以增强独立解决问题的能力，最终很大程度上提升使用linux的能力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3.5$Linux_x86 LibreOffice_project/350m1$Build-2</meta:generator>
    <dc:date>2014-02-16T21:22:15</dc:date>
    <meta:editing-duration>PT12H1M31S</meta:editing-duration>
    <meta:editing-cycles>258</meta:editing-cycles>
    <meta:document-statistic meta:table-count="0" meta:image-count="0" meta:object-count="0" meta:page-count="2" meta:paragraph-count="58" meta:word-count="177" meta:character-count="2348" meta:non-whitespace-character-count="2477"/>
  </office:meta>
</office:document-meta>
</file>